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63e02" officeooo:paragraph-rsid="00163e02" style:font-size-asian="16pt" style:font-size-complex="16pt"/>
    </style:style>
    <style:style style:name="P2" style:family="paragraph" style:parent-style-name="Standard">
      <style:paragraph-properties fo:text-align="center" style:justify-single-word="false"/>
      <style:text-properties fo:color="#3465a4" fo:font-size="16pt" fo:font-style="italic" style:text-underline-style="none" fo:font-weight="bold" officeooo:rsid="00232d0a" officeooo:paragraph-rsid="00232d0a"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fo:color="#3465a4" style:text-position="0% 100%" style:font-name="Liberation Serif" fo:font-size="16pt" style:text-underline-style="solid" style:text-underline-width="auto" style:text-underline-color="font-color" fo:font-weight="bold" officeooo:rsid="001d6d32" officeooo:paragraph-rsid="001ea8b9" style:font-name-asian="Droid Sans Fallback" style:font-size-asian="16pt" style:font-weight-asian="bold" style:font-name-complex="FreeSans" style:font-size-complex="16pt" style:font-weight-complex="bold"/>
    </style:style>
    <style:style style:name="P4" style:family="paragraph" style:parent-style-name="Standard">
      <style:paragraph-properties fo:text-align="center" style:justify-single-word="false"/>
      <style:text-properties fo:color="#3465a4" style:text-position="0% 100%" style:font-name="Liberation Serif1" fo:font-size="16pt" fo:font-style="italic" style:text-underline-style="none" fo:font-weight="bold" officeooo:rsid="00232d0a" officeooo:paragraph-rsid="00232d0a" style:font-name-asian="Droid Sans Fallback" style:font-size-asian="16pt" style:font-style-asian="italic" style:font-weight-asian="bold" style:font-name-complex="FreeSans" style:font-size-complex="16pt" style:font-style-complex="italic" style:font-weight-complex="bold"/>
    </style:style>
    <style:style style:name="P5" style:family="paragraph" style:parent-style-name="Standard">
      <style:paragraph-properties fo:text-align="center" style:justify-single-word="false"/>
      <style:text-properties fo:color="#3465a4" fo:font-size="28pt" fo:font-style="italic" style:text-underline-style="solid" style:text-underline-width="auto" style:text-underline-color="font-color" fo:font-weight="bold" officeooo:rsid="001580ac" officeooo:paragraph-rsid="001580ac"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fo:color="#3465a4" fo:font-size="22pt" fo:font-style="normal" style:text-underline-style="solid" style:text-underline-width="auto" style:text-underline-color="font-color" fo:font-weight="bold" officeooo:rsid="0025bcd0" officeooo:paragraph-rsid="0025bcd0"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000000" fo:font-size="22pt" style:text-underline-style="none" fo:font-weight="bold" officeooo:rsid="001ea8b9" officeooo:paragraph-rsid="002fafae"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0000" fo:font-size="22pt" style:text-underline-style="none" fo:font-weight="bold" officeooo:rsid="001ea8b9" officeooo:paragraph-rsid="00325720"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ea8b9" officeooo:paragraph-rsid="001ea8b9" style:font-name-asian="Droid Sans Fallback" style:font-size-asian="16pt" style:font-weight-asian="normal" style:font-name-complex="FreeSans" style:font-size-complex="16pt" style:font-weight-complex="normal"/>
    </style:style>
    <style:style style:name="P11"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1ea8b9" style:font-name-asian="Droid Sans Fallback" style:font-size-asian="16pt" style:font-weight-asian="normal" style:font-name-complex="FreeSans" style:font-size-complex="16pt" style:font-weight-complex="normal"/>
    </style:style>
    <style:style style:name="P12"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2fafae" style:font-name-asian="Droid Sans Fallback" style:font-size-asian="16pt" style:font-weight-asian="normal" style:font-name-complex="FreeSans" style:font-size-complex="16pt" style:font-weight-complex="normal"/>
    </style:style>
    <style:style style:name="P13"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271d9" officeooo:paragraph-rsid="001ea8b9" style:font-name-asian="Droid Sans Fallback" style:font-size-asian="16pt" style:font-weight-asian="normal" style:font-name-complex="FreeSans" style:font-size-complex="16pt" style:font-weight-complex="normal"/>
    </style:style>
    <style:style style:name="P14" style:family="paragraph" style:parent-style-name="Standard">
      <style:paragraph-properties fo:text-align="start" style:justify-single-word="false"/>
      <style:text-properties style:text-position="0% 100%" style:font-name="Liberation Serif" fo:font-size="16pt" fo:font-weight="normal" officeooo:rsid="0027050e" officeooo:paragraph-rsid="0027050e" style:font-name-asian="Droid Sans Fallback" style:font-size-asian="16pt" style:font-weight-asian="normal" style:font-name-complex="FreeSans" style:font-size-complex="16pt" style:font-weight-complex="normal"/>
    </style:style>
    <style:style style:name="P15" style:family="paragraph" style:parent-style-name="Standard">
      <style:paragraph-properties fo:text-align="start" style:justify-single-word="false"/>
      <style:text-properties style:text-position="0% 100%" style:font-name="Liberation Serif" fo:font-size="16pt" officeooo:rsid="001d6d32" officeooo:paragraph-rsid="001c834e" style:font-name-asian="Droid Sans Fallback" style:font-size-asian="16pt" style:font-name-complex="FreeSans" style:font-size-complex="16pt"/>
    </style:style>
    <style:style style:name="P16" style:family="paragraph" style:parent-style-name="Standard">
      <style:paragraph-properties fo:text-align="start" style:justify-single-word="false"/>
      <style:text-properties officeooo:paragraph-rsid="0027050e"/>
    </style:style>
    <style:style style:name="P17" style:family="paragraph" style:parent-style-name="Standard">
      <style:paragraph-properties fo:text-align="start" style:justify-single-word="false"/>
      <style:text-properties fo:color="#3465a4" style:text-position="0% 100%" style:font-name="Liberation Serif" fo:font-size="22pt" style:text-underline-style="solid" style:text-underline-width="auto" style:text-underline-color="font-color" fo:font-weight="bold" officeooo:rsid="0042721f" officeooo:paragraph-rsid="0042721f" style:font-name-asian="Droid Sans Fallback" style:font-size-asian="16pt" style:font-weight-asian="bold" style:font-name-complex="FreeSans" style:font-size-complex="16pt" style:font-weight-complex="bold"/>
    </style:style>
    <style:style style:name="P18"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271d9" officeooo:paragraph-rsid="001ea8b9" style:font-name-asian="Droid Sans Fallback" style:font-size-asian="16pt" style:font-weight-asian="normal" style:font-name-complex="FreeSans" style:font-size-complex="16pt" style:font-weight-complex="normal"/>
    </style:style>
    <style:style style:name="P19"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42721f" officeooo:paragraph-rsid="0042721f" style:font-name-asian="Droid Sans Fallback" style:font-size-asian="16pt" style:font-weight-asian="bold" style:font-name-complex="FreeSans" style:font-size-complex="16pt" style:font-weight-complex="bold"/>
    </style:style>
    <style:style style:name="P20"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4402d1" officeooo:paragraph-rsid="0042721f" style:font-name-asian="Droid Sans Fallback" style:font-size-asian="16pt" style:font-weight-asian="bold" style:font-name-complex="FreeSans" style:font-size-complex="16pt" style:font-weight-complex="bold"/>
    </style:style>
    <style:style style:name="P21"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4402d1" officeooo:paragraph-rsid="004402d1" style:font-name-asian="Droid Sans Fallback" style:font-size-asian="16pt" style:font-weight-asian="bold" style:font-name-complex="FreeSans" style:font-size-complex="16pt" style:font-weight-complex="bold"/>
    </style:style>
    <style:style style:name="P22"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450a53" officeooo:paragraph-rsid="00450a53" style:font-name-asian="Droid Sans Fallback" style:font-size-asian="16pt" style:font-weight-asian="bold" style:font-name-complex="FreeSans" style:font-size-complex="16pt" style:font-weight-complex="bold"/>
    </style:style>
    <style:style style:name="P23"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000000" fo:font-size="22pt" style:text-underline-style="none" fo:font-weight="bold" officeooo:rsid="0042721f" officeooo:paragraph-rsid="0042721f"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163e02" officeooo:paragraph-rsid="00163e02"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387319" officeooo:paragraph-rsid="00163e02"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387319" officeooo:paragraph-rsid="00387319"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9cca1" officeooo:paragraph-rsid="0039cca1" style:font-size-asian="16pt" style:font-style-asian="italic" style:font-weight-asian="bold" style:font-size-complex="16pt" style:font-style-complex="italic" style:font-weight-complex="bold"/>
    </style:style>
    <style:style style:name="P29" style:family="paragraph" style:parent-style-name="Standard">
      <style:paragraph-properties fo:text-align="start" style:justify-single-word="false"/>
      <style:text-properties fo:font-size="16pt" officeooo:rsid="001c834e" officeooo:paragraph-rsid="001d6d32" style:font-size-asian="16pt" style:font-size-complex="16pt"/>
    </style:style>
    <style:style style:name="P30" style:family="paragraph" style:parent-style-name="Standard">
      <style:paragraph-properties fo:text-align="start" style:justify-single-word="false"/>
      <style:text-properties fo:font-size="16pt" officeooo:rsid="001c834e" officeooo:paragraph-rsid="0027050e" style:font-size-asian="16pt" style:font-size-complex="16pt"/>
    </style:style>
    <style:style style:name="P31" style:family="paragraph" style:parent-style-name="Standard">
      <style:paragraph-properties fo:text-align="start" style:justify-single-word="false"/>
      <style:text-properties fo:font-size="16pt" officeooo:rsid="001c834e" officeooo:paragraph-rsid="0040eb3b" style:font-size-asian="16pt" style:font-size-complex="16pt"/>
    </style:style>
    <style:style style:name="P32" style:family="paragraph" style:parent-style-name="Standard">
      <style:paragraph-properties fo:text-align="start" style:justify-single-word="false"/>
      <style:text-properties fo:font-size="16pt" officeooo:rsid="0039cca1" officeooo:paragraph-rsid="001d6d32" style:font-size-asian="16pt" style:font-size-complex="16pt"/>
    </style:style>
    <style:style style:name="P33" style:family="paragraph" style:parent-style-name="Standard">
      <style:paragraph-properties fo:text-align="start" style:justify-single-word="false"/>
      <style:text-properties fo:font-size="16pt" officeooo:rsid="0039cca1" officeooo:paragraph-rsid="0039cca1" style:font-size-asian="16pt" style:font-size-complex="16pt"/>
    </style:style>
    <style:style style:name="P34" style:family="paragraph" style:parent-style-name="Standard">
      <style:paragraph-properties fo:text-align="start" style:justify-single-word="false"/>
      <style:text-properties fo:font-size="16pt" officeooo:rsid="00163e02" officeooo:paragraph-rsid="00163e02" style:font-size-asian="16pt" style:font-size-complex="16pt"/>
    </style:style>
    <style:style style:name="P35" style:family="paragraph" style:parent-style-name="Standard">
      <style:paragraph-properties fo:text-align="start" style:justify-single-word="false"/>
      <style:text-properties officeooo:rsid="003b7cc0" officeooo:paragraph-rsid="003b7cc0"/>
    </style:style>
    <style:style style:name="P36" style:family="paragraph" style:parent-style-name="Standard">
      <style:paragraph-properties fo:text-align="start" style:justify-single-word="false"/>
      <style:text-properties officeooo:rsid="003f39d7" officeooo:paragraph-rsid="003b7cc0"/>
    </style:style>
    <style:style style:name="P37" style:family="paragraph" style:parent-style-name="Standard">
      <style:paragraph-properties fo:text-align="start" style:justify-single-word="false"/>
      <style:text-properties officeooo:rsid="003f39d7" officeooo:paragraph-rsid="003f39d7"/>
    </style:style>
    <style:style style:name="P38" style:family="paragraph" style:parent-style-name="Standard">
      <style:paragraph-properties fo:text-align="start" style:justify-single-word="false"/>
      <style:text-properties officeooo:rsid="004ad36b" officeooo:paragraph-rsid="003b7cc0"/>
    </style:style>
    <style:style style:name="T1" style:family="text">
      <style:text-properties style:text-position="0% 100%" style:font-name="Liberation Serif" style:font-name-asian="Droid Sans Fallback" style:font-name-complex="FreeSans"/>
    </style:style>
    <style:style style:name="T2" style:family="text">
      <style:text-properties style:text-position="0% 100%" style:font-name="Liberation Serif" fo:font-size="16pt" style:font-name-asian="Droid Sans Fallback" style:font-name-complex="FreeSans"/>
    </style:style>
    <style:style style:name="T3" style:family="text">
      <style:text-properties style:text-position="0% 100%" style:font-name="Liberation Serif" fo:font-size="16pt" officeooo:rsid="001d6d32" style:font-name-asian="Droid Sans Fallback" style:font-name-complex="FreeSans"/>
    </style:style>
    <style:style style:name="T4" style:family="text">
      <style:text-properties style:text-position="0% 100%" style:font-name="Liberation Serif" fo:font-size="16pt" officeooo:rsid="002f5f4c" style:font-name-asian="Droid Sans Fallback" style:font-name-complex="FreeSans"/>
    </style:style>
    <style:style style:name="T5" style:family="text">
      <style:text-properties style:text-position="0% 100%" style:font-name="Liberation Serif" fo:font-size="16pt" fo:font-weight="normal" style:font-name-asian="Droid Sans Fallback" style:font-size-asian="16pt" style:font-weight-asian="normal" style:font-name-complex="FreeSans" style:font-size-complex="16pt" style:font-weight-complex="normal"/>
    </style:style>
    <style:style style:name="T6" style:family="text">
      <style:text-properties style:text-position="0% 100%" style:font-name="Liberation Serif" fo:font-size="16pt" fo:font-weight="normal" officeooo:rsid="001c834e" style:font-name-asian="Droid Sans Fallback" style:font-size-asian="16pt" style:font-weight-asian="normal" style:font-name-complex="FreeSans" style:font-size-complex="16pt" style:font-weight-complex="normal"/>
    </style:style>
    <style:style style:name="T7" style:family="text">
      <style:text-properties style:text-position="0% 100%" style:font-name="Liberation Serif" fo:font-size="16pt" fo:font-weight="normal" officeooo:rsid="003b7cc0" style:font-name-asian="Droid Sans Fallback" style:font-size-asian="16pt" style:font-weight-asian="normal" style:font-name-complex="FreeSans" style:font-size-complex="16pt" style:font-weight-complex="normal"/>
    </style:style>
    <style:style style:name="T8" style:family="text">
      <style:text-properties style:text-position="0% 100%" style:font-name="Liberation Serif" fo:font-size="16pt" fo:font-weight="normal" officeooo:rsid="003d6120" style:font-name-asian="Droid Sans Fallback" style:font-size-asian="16pt" style:font-weight-asian="normal" style:font-name-complex="FreeSans" style:font-size-complex="16pt" style:font-weight-complex="normal"/>
    </style:style>
    <style:style style:name="T9" style:family="text">
      <style:text-properties style:text-position="0% 100%" style:font-name="Liberation Serif" fo:font-size="16pt" fo:font-weight="bold" officeooo:rsid="001c834e" style:font-name-asian="Droid Sans Fallback" style:font-size-asian="16pt" style:font-weight-asian="bold" style:font-name-complex="FreeSans" style:font-size-complex="16pt" style:font-weight-complex="bold"/>
    </style:style>
    <style:style style:name="T10" style:family="text">
      <style:text-properties style:text-position="0% 100%" style:font-name="Liberation Serif" fo:font-size="16pt" fo:font-weight="bold" officeooo:rsid="001af059" style:font-name-asian="Droid Sans Fallback" style:font-size-asian="16pt" style:font-weight-asian="bold" style:font-name-complex="FreeSans" style:font-size-complex="16pt" style:font-weight-complex="bold"/>
    </style:style>
    <style:style style:name="T11" style:family="text">
      <style:text-properties style:text-position="0% 100%" style:font-name="Liberation Serif" fo:font-size="16pt" fo:font-weight="bold" officeooo:rsid="0027050e" style:font-name-asian="Droid Sans Fallback" style:font-size-asian="16pt" style:font-weight-asian="bold" style:font-name-complex="FreeSans" style:font-size-complex="16pt" style:font-weight-complex="bold"/>
    </style:style>
    <style:style style:name="T12" style:family="text">
      <style:text-properties style:text-position="0% 100%" style:font-name="Liberation Serif" fo:font-size="16pt" fo:font-style="italic" fo:font-weight="bold" style:font-name-asian="Droid Sans Fallback" style:font-size-asian="16pt" style:font-style-asian="italic" style:font-weight-asian="bold" style:font-name-complex="FreeSans" style:font-size-complex="16pt" style:font-style-complex="italic" style:font-weight-complex="bold"/>
    </style:style>
    <style:style style:name="T13" style:family="text">
      <style:text-properties style:text-position="0% 100%" style:font-name="Liberation Serif" fo:font-weight="bold" style:font-name-asian="Droid Sans Fallback" style:font-weight-asian="bold" style:font-name-complex="FreeSans" style:font-weight-complex="bold"/>
    </style:style>
    <style:style style:name="T14" style:family="text">
      <style:text-properties style:text-position="0% 100%" style:font-name="Liberation Serif" fo:font-weight="bold" officeooo:rsid="001af059" style:font-name-asian="Droid Sans Fallback" style:font-weight-asian="bold" style:font-name-complex="FreeSans" style:font-weight-complex="bold"/>
    </style:style>
    <style:style style:name="T15" style:family="text">
      <style:text-properties style:text-position="0% 100%" style:font-name="Liberation Serif" fo:font-weight="bold" officeooo:rsid="0027050e" style:font-name-asian="Droid Sans Fallback" style:font-weight-asian="bold" style:font-name-complex="FreeSans" style:font-weight-complex="bold"/>
    </style:style>
    <style:style style:name="T16" style:family="text">
      <style:text-properties style:text-position="0% 100%" style:font-name="Liberation Serif" fo:font-weight="bold" officeooo:rsid="002fa9ac" style:font-name-asian="Droid Sans Fallback" style:font-weight-asian="bold" style:font-name-complex="FreeSans" style:font-weight-complex="bold"/>
    </style:style>
    <style:style style:name="T17" style:family="text">
      <style:text-properties style:text-position="0% 100%" style:font-name="Liberation Serif" fo:font-weight="normal" style:font-name-asian="Droid Sans Fallback" style:font-weight-asian="normal" style:font-name-complex="FreeSans" style:font-weight-complex="normal"/>
    </style:style>
    <style:style style:name="T18" style:family="text">
      <style:text-properties style:text-position="0% 100%" style:font-name="Liberation Serif" fo:font-weight="normal" officeooo:rsid="00387319" style:font-name-asian="Droid Sans Fallback" style:font-weight-asian="normal" style:font-name-complex="FreeSans" style:font-weight-complex="normal"/>
    </style:style>
    <style:style style:name="T19" style:family="text">
      <style:text-properties style:text-position="0% 100%" style:font-name="Liberation Serif" fo:font-weight="normal" officeooo:rsid="0039cca1" style:font-name-asian="Droid Sans Fallback" style:font-weight-asian="normal" style:font-name-complex="FreeSans" style:font-weight-complex="normal"/>
    </style:style>
    <style:style style:name="T20" style:family="text">
      <style:text-properties style:text-position="0% 100%" style:font-name="Liberation Serif" fo:font-weight="normal" officeooo:rsid="003b7cc0" style:font-name-asian="Droid Sans Fallback" style:font-weight-asian="normal" style:font-name-complex="FreeSans" style:font-weight-complex="normal"/>
    </style:style>
    <style:style style:name="T21" style:family="text">
      <style:text-properties style:text-position="0% 100%" style:font-name="Liberation Serif" fo:font-weight="normal" officeooo:rsid="0040eb3b" style:font-name-asian="Droid Sans Fallback" style:font-weight-asian="normal" style:font-name-complex="FreeSans" style:font-weight-complex="normal"/>
    </style:style>
    <style:style style:name="T22" style:family="text">
      <style:text-properties style:text-position="0% 100%" style:font-name="Liberation Serif" fo:font-weight="normal" officeooo:rsid="0042721f" style:font-name-asian="Droid Sans Fallback" style:font-weight-asian="normal" style:font-name-complex="FreeSans" style:font-weight-complex="normal"/>
    </style:style>
    <style:style style:name="T23" style:family="text">
      <style:text-properties style:text-position="0% 100%" style:font-name="Liberation Serif" style:text-underline-style="none" style:font-name-asian="Droid Sans Fallback" style:font-name-complex="FreeSans"/>
    </style:style>
    <style:style style:name="T24" style:family="text">
      <style:text-properties style:text-position="0% 100%" style:font-name="Liberation Serif" fo:font-style="italic" fo:font-weight="normal" officeooo:rsid="0040eb3b" style:font-name-asian="Droid Sans Fallback" style:font-style-asian="italic" style:font-weight-asian="normal" style:font-name-complex="FreeSans" style:font-style-complex="italic" style:font-weight-complex="normal"/>
    </style:style>
    <style:style style:name="T25" style:family="text">
      <style:text-properties style:text-position="0% 100%" style:font-name="Liberation Serif" fo:font-style="italic" fo:font-weight="normal" officeooo:rsid="0042721f" style:font-name-asian="Droid Sans Fallback" style:font-style-asian="italic" style:font-weight-asian="normal" style:font-name-complex="FreeSans" style:font-style-complex="italic" style:font-weight-complex="normal"/>
    </style:style>
    <style:style style:name="T26" style:family="text">
      <style:text-properties style:text-position="0% 100%" style:font-name="Liberation Serif" fo:font-style="italic" fo:font-weight="bold" officeooo:rsid="0042721f" style:font-name-asian="Droid Sans Fallback" style:font-style-asian="italic" style:font-weight-asian="bold" style:font-name-complex="FreeSans" style:font-style-complex="italic" style:font-weight-complex="bold"/>
    </style:style>
    <style:style style:name="T27" style:family="text">
      <style:text-properties style:text-position="0% 100%" style:font-name="Liberation Serif" fo:font-style="normal" fo:font-weight="normal" officeooo:rsid="0042721f" style:font-name-asian="Droid Sans Fallback" style:font-style-asian="normal" style:font-weight-asian="normal" style:font-name-complex="FreeSans" style:font-style-complex="normal" style:font-weight-complex="normal"/>
    </style:style>
    <style:style style:name="T28" style:family="text">
      <style:text-properties style:text-position="0% 100%" style:font-name="Liberation Serif1" fo:font-size="16pt" style:font-name-asian="Droid Sans Fallback" style:font-name-complex="FreeSans"/>
    </style:style>
    <style:style style:name="T29" style:family="text">
      <style:text-properties style:text-position="0% 100%" style:font-name="Liberation Serif1" fo:font-size="16pt" officeooo:rsid="002f85fd" style:font-name-asian="Droid Sans Fallback" style:font-name-complex="FreeSans"/>
    </style:style>
    <style:style style:name="T30" style:family="text">
      <style:text-properties style:text-position="0% 100%" style:font-name="Liberation Serif1" fo:font-size="16pt" officeooo:rsid="002fafae" style:font-name-asian="Droid Sans Fallback" style:font-name-complex="FreeSans"/>
    </style:style>
    <style:style style:name="T31" style:family="text">
      <style:text-properties style:text-position="0% 100%" style:font-name="Liberation Serif1" fo:font-size="16pt" officeooo:rsid="00325720" style:font-name-asian="Droid Sans Fallback" style:font-name-complex="FreeSans"/>
    </style:style>
    <style:style style:name="T32" style:family="text">
      <style:text-properties style:text-position="0% 100%" style:font-name="Liberation Serif1" fo:font-size="16pt" fo:font-weight="normal" style:font-name-asian="Droid Sans Fallback" style:font-weight-asian="normal" style:font-name-complex="FreeSans" style:font-weight-complex="normal"/>
    </style:style>
    <style:style style:name="T33" style:family="text">
      <style:text-properties style:text-position="0% 100%" style:font-name="Liberation Serif1" fo:font-size="16pt" fo:font-weight="normal" officeooo:rsid="0042721f" style:font-name-asian="Droid Sans Fallback" style:font-weight-asian="normal" style:font-name-complex="FreeSans" style:font-weight-complex="normal"/>
    </style:style>
    <style:style style:name="T34" style:family="text">
      <style:text-properties style:text-position="0% 100%" style:font-name="Liberation Serif1" fo:font-size="16pt" fo:font-weight="normal" officeooo:rsid="0031b050" style:font-name-asian="Droid Sans Fallback" style:font-weight-asian="normal" style:font-name-complex="FreeSans" style:font-weight-complex="normal"/>
    </style:style>
    <style:style style:name="T35" style:family="text">
      <style:text-properties style:text-position="0% 100%" style:font-name="Liberation Serif1" fo:font-size="16pt" fo:font-style="normal" fo:font-weight="normal" officeooo:rsid="0042721f" style:font-name-asian="Droid Sans Fallback" style:font-style-asian="normal" style:font-weight-asian="normal" style:font-name-complex="FreeSans"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36c2fe" style:font-weight-asian="normal" style:font-weight-complex="normal"/>
    </style:style>
    <style:style style:name="T38" style:family="text">
      <style:text-properties style:text-position="0% 100%" fo:font-weight="normal" officeooo:rsid="00387319" style:font-weight-asian="normal" style:font-weight-complex="normal"/>
    </style:style>
    <style:style style:name="T39" style:family="text">
      <style:text-properties style:text-position="0% 100%" fo:font-style="italic" style:text-underline-style="none" style:font-style-asian="italic" style:font-style-complex="italic"/>
    </style:style>
    <style:style style:name="T40" style:family="text">
      <style:text-properties style:text-position="0% 100%" fo:font-style="italic" style:text-underline-style="solid" style:text-underline-width="auto" style:text-underline-color="font-color" style:font-style-asian="italic" style:font-style-complex="italic"/>
    </style:style>
    <style:style style:name="T41"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officeooo:rsid="0025bcd0"/>
    </style:style>
    <style:style style:name="T43" style:family="text">
      <style:text-properties fo:font-weight="normal" style:font-weight-asian="normal" style:font-weight-complex="normal"/>
    </style:style>
    <style:style style:name="T44" style:family="text">
      <style:text-properties officeooo:rsid="0036c2fe"/>
    </style:style>
    <style:style style:name="T45" style:family="text">
      <style:text-properties fo:font-style="italic" style:font-style-asian="italic" style:font-style-complex="italic"/>
    </style:style>
    <style:style style:name="T46" style:family="text">
      <style:text-properties officeooo:rsid="004272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L Assignment <text:span text:style-name="T44">3</text:span></text:p>
      <text:p text:style-name="P2">Author : Aman Bhatia</text:p>
      <text:p text:style-name="P2">Dated : <text:span text:style-name="T42">12</text:span> <text:span text:style-name="T44">April</text:span> 2016</text:p>
      <text:p text:style-name="P1"/>
      <text:p text:style-name="P1"/>
      <text:p text:style-name="P6"><text:span text:style-name="T44">Decision Trees for</text:span> Classification</text:p>
      <text:p text:style-name="P1"/>
      <text:p text:style-name="P25">(a)<text:tab/><text:span text:style-name="T37">With increasing number of nodes, </text:span><text:span text:style-name="T38">the training accuracy increases which is the expected behaviour. But on validation and test data, in the last the decrease in accuracies are observed. The reason obviously being overfitting. </text:span></text:p>
      <text:p text:style-name="P26"><text:span text:style-name="T36"/></text:p>
      <text:p text:style-name="P27"><text:span text:style-name="T39"><text:tab/></text:span><text:span text:style-name="T40">Accuracies</text:span></text:p>
      <text:p text:style-name="P27"><text:span text:style-name="T41"/></text:p>
      <text:p text:style-name="P27"><text:span text:style-name="T36"><text:tab/>Train data <text:s text:c="11"/>: <text:s/>89.34</text:span></text:p>
      <text:p text:style-name="P27"><text:span text:style-name="T36"><text:tab/>Validation data <text:s text:c="3"/>: <text:s/>84.8</text:span></text:p>
      <text:p text:style-name="P27"><text:span text:style-name="T36"><text:tab/>Test data <text:s text:c="13"/>: <text:s/>73.51</text:span></text:p>
      <text:p text:style-name="P14"/>
      <text:p text:style-name="P29"><text:span text:style-name="T14">(</text:span><text:span text:style-name="T15">b</text:span><text:span text:style-name="T13">) <text:s text:c="2"/></text:span><text:span text:style-name="T19">P</text:span><text:span text:style-name="T18">runing tries to remove the overfitting of the data. Hence, obviously the train data accuracies decreases, but the </text:span><text:span text:style-name="T19">accuracies of the validation data and test data increases. </text:span><text:span text:style-name="T20">Infact a significant increase in the validation data accuracy is observed.</text:span><text:span text:style-name="T19"> Following are the accuracies after pruning,</text:span></text:p>
      <text:p text:style-name="P32"><text:span text:style-name="T17"/></text:p>
      <text:p text:style-name="P28"><text:span text:style-name="T23"><text:tab/></text:span><text:span text:style-name="T1">Accuracies</text:span></text:p>
      <text:p text:style-name="P28"><text:span text:style-name="T1"/></text:p>
      <text:p text:style-name="P33"><text:span text:style-name="T17"><text:tab/>Train data <text:s text:c="10"/>: <text:s/>87.15</text:span></text:p>
      <text:p text:style-name="P33"><text:span text:style-name="T17"><text:tab/>Validation data <text:s text:c="2"/>: <text:s/>89.6</text:span></text:p>
      <text:p text:style-name="P33"><text:span text:style-name="T17"><text:tab/>Test data <text:s text:c="12"/>: <text:s/>76.12</text:span></text:p>
      <text:p text:style-name="P15"/>
      <text:p text:style-name="P16"><text:span text:style-name="T10">(</text:span><text:span text:style-name="T11">c</text:span><text:span text:style-name="T9">) </text:span><text:span text:style-name="T7">Since, there was no thres</text:span><text:span text:style-name="T8">hold on the number of samples to split, the tree went on spliting till depth 15. As a result, high overfitting of the data is observed. The training accuracy rises upto 100% where as validation data accuracy decreased significantly. Following are the accuracies observed,</text:span></text:p>
      <text:p text:style-name="P35"><text:span text:style-name="T6"/></text:p>
      <text:p text:style-name="P35"><text:span text:style-name="T6"><text:tab/>Train data <text:s text:c="5"/>: <text:s/>100.0</text:span></text:p>
      <text:p text:style-name="P35"><text:span text:style-name="T6"><text:tab/>Validation data : <text:s/>71.2</text:span></text:p>
      <text:p text:style-name="P35"><text:span text:style-name="T6"><text:tab/>Test data <text:s text:c="6"/>: <text:s/>74.6268656716</text:span></text:p>
      <text:p text:style-name="P36"><text:soft-page-break/><text:span text:style-name="T6"/></text:p>
      <text:p text:style-name="P37"><text:span text:style-name="T6"><text:tab/>M</text:span><text:span text:style-name="T5">odel (c) is better that model (a) because we are not changing the actual information given to us. We are building the tree on the data which is more informative than that in model (a). However, model(c) is capable of overfitting to a great extent. Hence, the tree we get </text:span><text:span text:style-name="T12">after pruning</text:span><text:span text:style-name="T5"> from model(c) will give us better reuslts as compared to model(a).</text:span></text:p>
      <text:p text:style-name="P38"><text:span text:style-name="T6"/></text:p>
      <text:p text:style-name="P38"><text:span text:style-name="T6"/></text:p>
      <text:p text:style-name="P31"><text:span text:style-name="T14">(</text:span><text:span text:style-name="T15">d</text:span><text:span text:style-name="T13">) </text:span><text:span text:style-name="T21">I plotted various accuracies with the </text:span><text:span text:style-name="T24">max_depth</text:span><text:span text:style-name="T21"> parameter and observed that in all the cases the validation accuracy is decreasing from ~85% and again getting a local maxima at near </text:span><text:span text:style-name="T24">max_depth</text:span><text:span text:style-name="T21">=4. Similarly, for </text:span><text:span text:style-name="T24">max_depth</text:span><text:span text:style-name="T21">=4, I plotted all the accuracies with </text:span><text:span text:style-name="T24">min_samples_split</text:span><text:span text:style-name="T21"> parameter and found that nice results in terms of accuracies are observed at </text:span><text:span text:style-name="T24">min_samples_split</text:span><text:span text:style-name="T21">=6 or 7.</text:span></text:p>
      <text:p text:style-name="P31"><text:span text:style-name="T21"><text:tab/></text:span><text:span text:style-name="T22">Hence, for maximum validation accuracy, </text:span><text:span text:style-name="T25">max_depth</text:span><text:span text:style-name="T27"> needs to be 1. But, nice results are obtained at </text:span><text:span text:style-name="T26">max_depth=4 </text:span><text:span text:style-name="T27">and</text:span><text:span text:style-name="T26"> max_samples_split=7</text:span><text:span text:style-name="T27">.</text:span></text:p>
      <text:p text:style-name="P30"><text:span text:style-name="T16"/></text:p>
      <text:p text:style-name="P30"><text:span text:style-name="T16"/></text:p>
      <text:p text:style-name="P30"><text:span text:style-name="T16"/></text:p>
      <text:p text:style-name="P17"/>
      <text:p text:style-name="P17">Newsgroup Classification</text:p>
      <text:p text:style-name="P3"/>
      <text:p text:style-name="P7"><text:span text:style-name="T3">(</text:span><text:span text:style-name="T4">a</text:span><text:span text:style-name="T2">)</text:span><text:span text:style-name="T32"> </text:span><text:span text:style-name="T33">Following accuracies are obcserved on test data,</text:span></text:p>
      <text:p text:style-name="P24"><text:span text:style-name="T32"/></text:p>
      <text:p text:style-name="P24"><text:span text:style-name="T32">Iter <text:s/>1 <text:s/>: Accuracy = <text:s/>95.36652835408022</text:span></text:p>
      <text:p text:style-name="P24"><text:span text:style-name="T32">Iter <text:s/>2 <text:s/>: Accuracy = <text:s/>94.95159059474412</text:span></text:p>
      <text:p text:style-name="P24"><text:span text:style-name="T32">Iter <text:s/>3 <text:s/>: Accuracy = <text:s/>94.53665283540802</text:span></text:p>
      <text:p text:style-name="P24"><text:span text:style-name="T32">Iter <text:s/>4 <text:s/>: Accuracy = <text:s/>95.50484094052558</text:span></text:p>
      <text:p text:style-name="P24"><text:span text:style-name="T32">Iter <text:s/>5 <text:s/>: Accuracy = <text:s/>94.19087136929461</text:span></text:p>
      <text:p text:style-name="P24"><text:span text:style-name="T32"/></text:p>
      <text:p text:style-name="P10"/>
      <text:p text:style-name="P7"><text:span text:style-name="T28">(</text:span><text:span text:style-name="T29">b</text:span><text:span text:style-name="T28">)</text:span><text:span text:style-name="T32"> </text:span><text:span text:style-name="T35">On randomly guessing, we are getting an accuracy of 12.5% which is expected as there are 8 classes and probability of guessing the correct class is 1/8=0.125 (which is 12.5%).</text:span></text:p>
      <text:p text:style-name="P11"/>
      <text:p text:style-name="P11"/>
      <text:p text:style-name="P8"><text:span text:style-name="T28">(</text:span><text:span text:style-name="T30">c</text:span><text:span text:style-name="T28">)</text:span><text:span text:style-name="T34"> </text:span><text:span text:style-name="T33">Cross-posting is a problem for us. Suppose we cross posted all the data. In that case, there will be nothing to learn and accuracy will come down to </text:span><text:soft-page-break/><text:span text:style-name="T33">randomly guessing accuracy that is 12.5 %. Hence there should be minimum cross posting.</text:span></text:p>
      <text:p text:style-name="P12"/>
      <text:p text:style-name="P9"><text:span text:style-name="T28">(</text:span><text:span text:style-name="T31">d</text:span><text:span text:style-name="T28">) </text:span><text:span text:style-name="T33">The accuracies monotonically increases for the train data and monotonically decreases for the test data. This is the expected behavious. <text:tab/>When we have seen little, and someone asks the same little things which we have seen, than we will answer correctly, where as when asked things which we have not seen, we are not going to answer them correctly. That is why the accuracies in the beginning are high for train data and less for test data.</text:span></text:p>
      <text:p text:style-name="P13"><text:tab/><text:span text:style-name="T46">In contrast, when we have seen all the things there are, then we may answer known things wrong because of so much data. And obviously, as our knowledge is increased now, we will answer things which we have not seen more correctly. This is what is happening in the end of the learning curve.</text:span></text:p>
      <text:p text:style-name="P13"/>
      <text:p text:style-name="P19">(e) <text:span text:style-name="T43">Following Confusion Matrix is obtained,</text:span></text:p>
      <text:p text:style-name="P20"><text:span text:style-name="T43"/></text:p>
      <text:p text:style-name="P21"><text:span text:style-name="T43">rec.sport.hockey <text:s text:c="12"/>: <text:s/><text:tab/><text:tab/>975. <text:s text:c="3"/>0. <text:s text:c="3"/>3. <text:s text:c="3"/>2. <text:s text:c="3"/>3. <text:s text:c="3"/>9. <text:s text:c="3"/>0. <text:s text:c="3"/>7</text:span></text:p>
      <text:p text:style-name="P21"><text:span text:style-name="T43">talk.religion.misc <text:s text:c="10"/>: <text:s/><text:tab/><text:tab/> 0. <text:s/>546. <text:s text:c="3"/>6. <text:s text:c="2"/>38. <text:s text:c="3"/>3. <text:s text:c="3"/>0. <text:s text:c="3"/>9. <text:s text:c="2"/>26</text:span></text:p>
      <text:p text:style-name="P21"><text:span text:style-name="T43">rec.motorcycles <text:s text:c="13"/>: <text:s/><text:tab/><text:tab/> 1. <text:s text:c="3"/>0. <text:s/>965. <text:s text:c="3"/>3. <text:s text:c="2"/>22. <text:s text:c="3"/>2. <text:s text:c="3"/>0. <text:s text:c="3"/>3</text:span></text:p>
      <text:p text:style-name="P21"><text:span text:style-name="T43">talk.politics.guns <text:s text:c="11"/>: <text:s text:c="2"/><text:tab/><text:tab/> <text:s/>0. <text:s text:c="3"/>2. <text:s text:c="3"/>2. <text:s/>871. <text:s text:c="3"/>0. <text:s text:c="3"/>1. <text:s text:c="3"/>1. <text:s text:c="2"/>32</text:span></text:p>
      <text:p text:style-name="P21"><text:span text:style-name="T43">rec.autos <text:s text:c="24"/>: <text:s text:c="2"/><text:tab/><text:tab/> <text:s/>0. <text:s text:c="3"/>0. <text:s text:c="2"/>15. <text:s text:c="2"/>13. <text:s/>948. <text:s text:c="3"/>4. <text:s text:c="3"/>0. <text:s text:c="3"/>9</text:span></text:p>
      <text:p text:style-name="P21"><text:span text:style-name="T43">rec.sport.baseball <text:s text:c="10"/>: <text:s text:c="2"/><text:tab/><text:tab/> <text:s/>16. <text:s text:c="3"/>1. <text:s text:c="3"/>3. <text:s text:c="3"/>4. <text:s text:c="3"/>2. <text:s/>966. <text:s text:c="3"/>0. <text:s text:c="3"/>2</text:span></text:p>
      <text:p text:style-name="P21"><text:span text:style-name="T43">talk.politics.mideast <text:s text:c="6"/>: <text:s text:c="2"/><text:tab/><text:tab/> <text:s/>2. <text:s text:c="3"/>3. <text:s text:c="3"/>3. <text:s text:c="3"/>5. <text:s text:c="3"/>1. <text:s text:c="3"/>1. <text:s/>907. <text:s text:c="2"/>18</text:span></text:p>
      <text:p text:style-name="P21"><text:span text:style-name="T43">talk.politics.misc <text:s text:c="11"/>: <text:s text:c="2"/><text:tab/><text:tab/> <text:s/>1. <text:s text:c="3"/>8. <text:s text:c="3"/>1. <text:s text:c="2"/>61. <text:s text:c="3"/>2. <text:s text:c="3"/>2. <text:s text:c="2"/>12. <text:s/>688</text:span></text:p>
      <text:p text:style-name="P21"><text:span text:style-name="T43"/></text:p>
      <text:p text:style-name="P21"><text:span text:style-name="T43">As can be seen, newsgroup with highest diagonal entry : <text:s/></text:span><text:span text:style-name="T45">rec.sport.hockey</text:span></text:p>
      <text:p text:style-name="P21"><text:span text:style-name="T43">and most confused new groups : <text:s/></text:span><text:span text:style-name="T45">talk.politics.misc</text:span><text:span text:style-name="T43"> <text:s/>and <text:s/></text:span><text:span text:style-name="T45">talk.politics.guns</text:span></text:p>
      <text:p text:style-name="P21"><text:span text:style-name="T43"/></text:p>
      <text:p text:style-name="P22"><text:span text:style-name="T43">On normalizing the data, the same results are seen.</text:span></text:p>
      <text:p text:style-name="P13"/>
      <text:p text:style-name="P13"/>
      <text:p text:style-name="P13"/>
      <text:p text:style-name="P4">--------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0:39:57.934584014</meta:creation-date>
    <dc:date>2016-04-12T22:05:14.686935981</dc:date>
    <meta:editing-duration>PT5H22M41S</meta:editing-duration>
    <meta:editing-cycles>41</meta:editing-cycles>
    <meta:generator>LibreOffice/4.4.6.3$Linux_X86_64 LibreOffice_project/40m0$Build-3</meta:generator>
    <meta:document-statistic meta:table-count="0" meta:image-count="0" meta:object-count="0" meta:page-count="3" meta:paragraph-count="45" meta:word-count="688" meta:character-count="4413" meta:non-whitespace-character-count="3379"/>
  </office:meta>
</office:document-meta>
</file>